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officeooo:rsid="001a7cfc" officeooo:paragraph-rsid="001a7cfc" style:language-asian="zxx" style:country-asian="none" style:language-complex="zxx" style:country-complex="none"/>
    </style:style>
    <style:style style:name="T1" style:family="text">
      <style:text-properties officeooo:rsid="001c5c42"/>
    </style:style>
    <style:style style:name="T2" style:family="text">
      <style:text-properties fo:language="lij" fo:country="I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ass Grid : # gestion de la grille</text:p>
      <text:p text:style-name="P1"><text:tab/></text:p>
      <text:p text:style-name="P1"><text:tab/>self.grid = [[]]</text:p>
      <text:p text:style-name="P1"><text:tab/>self.height = int</text:p>
      <text:p text:style-name="P1"><text:tab/>self.width = int</text:p>
      <text:p text:style-name="P1"><text:tab/></text:p>
      <text:p text:style-name="P1"><text:tab/>def clear (self) → None</text:p>
      <text:p text:style-name="P1"><text:tab/>def insert (self, class instance of Token ())</text:p>
      <text:p text:style-name="P1"/>
      <text:p text:style-name="P1">Class Token : # gestion des jetons</text:p>
      <text:p text:style-name="P1"><text:tab/></text:p>
      <text:p text:style-name="P1"><text:tab/>self. color = ‘r’ or ‘y’</text:p>
      <text:p text:style-name="P1"><text:tab/>self. coordinates = (x, y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9T12:58:52.966000000</meta:creation-date>
    <dc:date>2024-01-29T13:50:27.091000000</dc:date>
    <meta:editing-duration>PT51M33S</meta:editing-duration>
    <meta:editing-cycles>2</meta:editing-cycles>
    <meta:generator>LibreOffice/7.6.4.1$Windows_X86_64 LibreOffice_project/e19e193f88cd6c0525a17fb7a176ed8e6a3e2aa1</meta:generator>
    <meta:document-statistic meta:table-count="0" meta:image-count="0" meta:object-count="0" meta:page-count="1" meta:paragraph-count="12" meta:word-count="48" meta:character-count="246" meta:non-whitespace-character-count="197"/>
  </office:meta>
</office:document-meta>
</file>